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style:font-name="Liberation Serif" fo:font-size="12pt" officeooo:rsid="005e1903" officeooo:paragraph-rsid="008e5836" style:font-size-asian="12pt" style:font-size-complex="12pt"/>
    </style:style>
    <style:style style:name="P15" style:family="paragraph" style:parent-style-name="Text_20_body">
      <style:paragraph-properties fo:text-align="justify" style:justify-single-word="false"/>
      <style:text-properties style:font-name="Liberation Serif" fo:font-size="12pt" officeooo:rsid="005e33ea" officeooo:paragraph-rsid="008e5836" style:font-size-asian="12pt" style:font-size-complex="12pt"/>
    </style:style>
    <style:style style:name="P16" style:family="paragraph" style:parent-style-name="Text_20_body">
      <style:paragraph-properties fo:text-align="justify" style:justify-single-word="false"/>
      <style:text-properties style:font-name="Liberation Serif" fo:font-size="11pt" officeooo:rsid="005e33ea" officeooo:paragraph-rsid="008e5836" style:font-size-asian="11pt" style:font-size-complex="11pt"/>
    </style:style>
    <style:style style:name="P17" style:family="paragraph" style:parent-style-name="Text_20_body">
      <style:paragraph-properties fo:text-align="justify" style:justify-single-word="false"/>
      <style:text-properties officeooo:rsid="00728d91" officeooo:paragraph-rsid="00728d91"/>
    </style:style>
    <style:style style:name="P18" style:family="paragraph" style:parent-style-name="Text_20_body">
      <style:paragraph-properties fo:text-align="justify" style:justify-single-word="false"/>
      <style:text-properties officeooo:rsid="0073fe28" officeooo:paragraph-rsid="0073fe28"/>
    </style:style>
    <style:style style:name="P19" style:family="paragraph" style:parent-style-name="Text_20_body">
      <style:paragraph-properties fo:text-align="justify" style:justify-single-word="false"/>
      <style:text-properties officeooo:rsid="00202ea4" officeooo:paragraph-rsid="0073fe28"/>
    </style:style>
    <style:style style:name="P20" style:family="paragraph" style:parent-style-name="Text_20_body">
      <style:paragraph-properties fo:text-align="justify" style:justify-single-word="false"/>
      <style:text-properties officeooo:rsid="00202ea4" officeooo:paragraph-rsid="008e5836"/>
    </style:style>
    <style:style style:name="P21" style:family="paragraph" style:parent-style-name="Text_20_body">
      <style:paragraph-properties fo:text-align="justify" style:justify-single-word="false"/>
      <style:text-properties officeooo:rsid="00665b48" officeooo:paragraph-rsid="0075d4ef"/>
    </style:style>
    <style:style style:name="P22" style:family="paragraph" style:parent-style-name="Text_20_body">
      <style:paragraph-properties fo:text-align="justify" style:justify-single-word="false"/>
      <style:text-properties officeooo:rsid="001f69c5" officeooo:paragraph-rsid="0079ac2b"/>
    </style:style>
    <style:style style:name="P23" style:family="paragraph" style:parent-style-name="Text_20_body">
      <style:paragraph-properties fo:text-align="justify" style:justify-single-word="false"/>
      <style:text-properties officeooo:rsid="0074ca2c" officeooo:paragraph-rsid="0074ca2c"/>
    </style:style>
    <style:style style:name="P24" style:family="paragraph" style:parent-style-name="Text_20_body">
      <style:paragraph-properties fo:text-align="justify" style:justify-single-word="false"/>
      <style:text-properties officeooo:rsid="007b0cfe" officeooo:paragraph-rsid="007b0cfe"/>
    </style:style>
    <style:style style:name="P25" style:family="paragraph" style:parent-style-name="Text_20_body">
      <style:text-properties officeooo:rsid="007c742f" officeooo:paragraph-rsid="007c742f"/>
    </style:style>
    <style:style style:name="P26" style:family="paragraph" style:parent-style-name="Text_20_body">
      <style:paragraph-properties fo:text-align="justify" style:justify-single-word="false"/>
      <style:text-properties officeooo:rsid="007d6552" officeooo:paragraph-rsid="007d6552"/>
    </style:style>
    <style:style style:name="P27" style:family="paragraph" style:parent-style-name="Text_20_body">
      <style:paragraph-properties fo:text-align="justify" style:justify-single-word="false"/>
      <style:text-properties officeooo:rsid="007e12e9" officeooo:paragraph-rsid="007e12e9"/>
    </style:style>
    <style:style style:name="P28" style:family="paragraph" style:parent-style-name="Text_20_body">
      <style:paragraph-properties fo:text-align="justify" style:justify-single-word="false"/>
      <style:text-properties officeooo:rsid="007f7916" officeooo:paragraph-rsid="007f7916"/>
    </style:style>
    <style:style style:name="P29" style:family="paragraph" style:parent-style-name="Text_20_body">
      <style:paragraph-properties fo:text-align="justify" style:justify-single-word="false"/>
      <style:text-properties officeooo:rsid="001a9b04" officeooo:paragraph-rsid="0080a78b"/>
    </style:style>
    <style:style style:name="P30" style:family="paragraph" style:parent-style-name="Text_20_body">
      <style:paragraph-properties fo:text-align="justify" style:justify-single-word="false"/>
      <style:text-properties officeooo:rsid="0080a78b" officeooo:paragraph-rsid="0080a78b"/>
    </style:style>
    <style:style style:name="P31" style:family="paragraph" style:parent-style-name="Text_20_body">
      <style:paragraph-properties fo:text-align="justify" style:justify-single-word="false"/>
      <style:text-properties officeooo:rsid="001e684a" officeooo:paragraph-rsid="0080dd64"/>
    </style:style>
    <style:style style:name="P32" style:family="paragraph" style:parent-style-name="Text_20_body">
      <style:paragraph-properties fo:text-align="justify" style:justify-single-word="false"/>
      <style:text-properties officeooo:rsid="003755b3" officeooo:paragraph-rsid="0080dd64"/>
    </style:style>
    <style:style style:name="P33" style:family="paragraph" style:parent-style-name="Text_20_body">
      <style:paragraph-properties fo:text-align="justify" style:justify-single-word="false"/>
      <style:text-properties officeooo:rsid="005e1903" officeooo:paragraph-rsid="008e5836"/>
    </style:style>
    <style:style style:name="P34" style:family="paragraph" style:parent-style-name="Text_20_body">
      <style:paragraph-properties fo:text-align="justify" style:justify-single-word="false"/>
      <style:text-properties style:font-name="Liberation Mono" fo:font-size="10pt" officeooo:rsid="005e1903" officeooo:paragraph-rsid="008e5836" style:font-size-asian="10pt" style:font-size-complex="10pt"/>
    </style:style>
    <style:style style:name="P35"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6" style:family="paragraph" style:parent-style-name="Footnote">
      <style:paragraph-properties fo:text-align="justify" style:justify-single-word="false"/>
      <style:text-properties officeooo:rsid="00447560" officeooo:paragraph-rsid="00447560"/>
    </style:style>
    <style:style style:name="P37" style:family="paragraph" style:parent-style-name="Footnote">
      <style:paragraph-properties fo:text-align="justify" style:justify-single-word="false"/>
      <style:text-properties officeooo:rsid="004607db" officeooo:paragraph-rsid="004607db"/>
    </style:style>
    <style:style style:name="P38" style:family="paragraph" style:parent-style-name="Footnote">
      <style:paragraph-properties fo:text-align="justify" style:justify-single-word="false"/>
      <style:text-properties officeooo:rsid="0016d7fc" officeooo:paragraph-rsid="0016d7fc"/>
    </style:style>
    <style:style style:name="P39" style:family="paragraph" style:parent-style-name="Footnote">
      <style:text-properties officeooo:rsid="00711b85" officeooo:paragraph-rsid="00711b85"/>
    </style:style>
    <style:style style:name="P40" style:family="paragraph" style:parent-style-name="Footnote">
      <style:text-properties officeooo:rsid="007e12e9" officeooo:paragraph-rsid="007e12e9"/>
    </style:style>
    <style:style style:name="P41" style:family="paragraph" style:parent-style-name="Footnote">
      <style:text-properties officeooo:rsid="007f7916" officeooo:paragraph-rsid="007f7916"/>
    </style:style>
    <style:style style:name="P42" style:family="paragraph" style:parent-style-name="Table_20_Contents">
      <style:paragraph-properties fo:text-align="justify" style:justify-single-word="false"/>
      <style:text-properties officeooo:rsid="0073fe28" officeooo:paragraph-rsid="0073fe28"/>
    </style:style>
    <style:style style:name="P43"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4"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5" style:family="paragraph" style:parent-style-name="Table_20_Contents">
      <style:paragraph-properties fo:text-align="justify" style:justify-single-word="false"/>
      <style:text-properties officeooo:rsid="001e684a" officeooo:paragraph-rsid="0080dd64"/>
    </style:style>
    <style:style style:name="P46" style:family="paragraph" style:parent-style-name="Table_20_Contents">
      <style:paragraph-properties fo:text-align="justify" style:justify-single-word="false"/>
      <style:text-properties officeooo:rsid="002f298b" officeooo:paragraph-rsid="0080dd64"/>
    </style:style>
    <style:style style:name="P47"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8" style:family="paragraph" style:parent-style-name="Text_20_body">
      <style:paragraph-properties fo:margin-top="0.199cm" fo:margin-bottom="0.25cm" loext:contextual-spacing="false"/>
      <style:text-properties officeooo:rsid="007b0cfe" officeooo:paragraph-rsid="007b0cfe"/>
    </style:style>
    <style:style style:name="P49" style:family="paragraph" style:parent-style-name="Text_20_body">
      <style:paragraph-properties fo:margin-top="0cm" fo:margin-bottom="0.25cm" loext:contextual-spacing="false"/>
      <style:text-properties officeooo:rsid="007b0cfe" officeooo:paragraph-rsid="007b0cfe"/>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5"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6"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7"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6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officeooo:rsid="008f702b" officeooo:paragraph-rsid="008f702b"/>
    </style:style>
    <style:style style:name="P69"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2c3e50" fo:font-size="16pt" officeooo:rsid="008f702b" officeooo:paragraph-rsid="008f702b" style:font-size-asian="16pt" style:font-size-complex="16pt"/>
    </style:style>
    <style:style style:name="P70" style:family="paragraph" style:parent-style-name="Ubuntu_20_Mono">
      <style:text-properties style:font-name="Liberation Mono"/>
    </style:style>
    <style:style style:name="P71" style:family="paragraph" style:parent-style-name="Contents_20_4">
      <style:paragraph-properties>
        <style:tab-stops>
          <style:tab-stop style:position="15.503cm" style:type="right" style:leader-style="dotted" style:leader-text="."/>
        </style:tab-stops>
      </style:paragraph-properties>
    </style:style>
    <style:style style:name="P72" style:family="paragraph" style:parent-style-name="Heading_20_2">
      <style:text-properties officeooo:rsid="0043574c" officeooo:paragraph-rsid="0043574c"/>
    </style:style>
    <style:style style:name="P73" style:family="paragraph" style:parent-style-name="Heading_20_2">
      <style:text-properties officeooo:rsid="00468c6b" officeooo:paragraph-rsid="00468c6b"/>
    </style:style>
    <style:style style:name="P74" style:family="paragraph" style:parent-style-name="Heading_20_2">
      <style:text-properties officeooo:rsid="007b0cfe" officeooo:paragraph-rsid="007b0cfe"/>
    </style:style>
    <style:style style:name="P75" style:family="paragraph" style:parent-style-name="Heading_20_2">
      <style:text-properties officeooo:rsid="0075d4ef" officeooo:paragraph-rsid="0075d4ef"/>
    </style:style>
    <style:style style:name="P76" style:family="paragraph" style:parent-style-name="Heading_20_2">
      <style:text-properties officeooo:rsid="007c742f" officeooo:paragraph-rsid="007c742f"/>
    </style:style>
    <style:style style:name="P77" style:family="paragraph" style:parent-style-name="Heading_20_1">
      <style:paragraph-properties fo:text-align="justify" style:justify-single-word="false"/>
      <style:text-properties officeooo:rsid="00136a82" officeooo:paragraph-rsid="00136a82"/>
    </style:style>
    <style:style style:name="P78" style:family="paragraph" style:parent-style-name="Heading_20_1">
      <style:text-properties officeooo:rsid="0067b355" officeooo:paragraph-rsid="0067b355"/>
    </style:style>
    <style:style style:name="P79" style:family="paragraph" style:parent-style-name="Heading_20_1">
      <style:text-properties officeooo:paragraph-rsid="008e5836"/>
    </style:style>
    <style:style style:name="P80" style:family="paragraph" style:parent-style-name="Heading_20_1">
      <style:paragraph-properties fo:text-align="justify" style:justify-single-word="false" fo:break-before="page"/>
      <style:text-properties officeooo:rsid="00152d3d" officeooo:paragraph-rsid="00152d3d"/>
    </style:style>
    <style:style style:name="P81" style:family="paragraph" style:parent-style-name="Contents_20_Heading">
      <style:paragraph-properties fo:break-before="page"/>
    </style:style>
    <style:style style:name="P82" style:family="paragraph" style:parent-style-name="Heading_20_3">
      <style:text-properties officeooo:rsid="007e12e9" officeooo:paragraph-rsid="007e12e9"/>
    </style:style>
    <style:style style:name="P83" style:family="paragraph" style:parent-style-name="Heading_20_3">
      <style:text-properties officeooo:rsid="001e684a" officeooo:paragraph-rsid="0080dd64"/>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Text_20_body" style:list-style-name="L1">
      <style:paragraph-properties fo:text-align="justify" style:justify-single-word="false"/>
      <style:text-properties officeooo:rsid="007d6552" officeooo:paragraph-rsid="007d6552"/>
    </style:style>
    <style:style style:name="P88" style:family="paragraph" style:parent-style-name="Text_20_body" style:list-style-name="L1">
      <style:paragraph-properties fo:text-align="justify" style:justify-single-word="false"/>
      <style:text-properties officeooo:rsid="007e12e9" officeooo:paragraph-rsid="007e12e9"/>
    </style:style>
    <style:style style:name="P89" style:family="paragraph">
      <loext:graphic-properties draw:fill="solid" draw:fill-color="#ffffff"/>
      <style:text-properties style:font-name="Liberation Mono" fo:font-size="10pt" style:font-size-asian="10pt" style:font-size-complex="10pt"/>
    </style:style>
    <style:style style:name="P90" style:family="paragraph">
      <style:paragraph-properties fo:text-align="justify"/>
    </style:style>
    <style:style style:name="P91" style:family="paragraph">
      <loext:graphic-properties draw:fill="solid" draw:fill-color="#ffffff"/>
      <style:paragraph-properties fo:text-align="justify"/>
      <style:text-properties style:font-name="Liberation Mono" fo:font-size="10pt" style:font-size-asian="10pt" style:font-size-complex="10pt"/>
    </style:style>
    <style:style style:name="P92" style:family="paragraph">
      <loext:graphic-properties draw:fill="solid" draw:fill-color="#ffffff"/>
      <style:paragraph-properties fo:text-align="justify"/>
      <style:text-properties style:font-name="Ubuntu Mono" fo:font-size="10pt" style:font-size-asian="10pt" style:font-size-complex="10pt"/>
    </style:style>
    <style:style style:name="P93" style:family="paragraph">
      <loext:graphic-properties draw:fill="solid" draw:fill-color="#ffffff"/>
      <style:paragraph-properties fo:text-align="justify"/>
      <style:text-properties fo:font-size="10pt" style:font-size-asian="10pt" style:font-size-complex="10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style:font-name="Liberation Serif" fo:font-size="12pt" style:font-size-asian="12pt" style:font-size-complex="12pt"/>
    </style:style>
    <style:style style:name="T7" style:family="text">
      <style:text-properties fo:font-style="italic" style:font-style-asian="italic" style:font-style-complex="italic"/>
    </style:style>
    <style:style style:name="T8" style:family="text">
      <style:text-properties fo:font-style="italic" officeooo:rsid="00423ada" style:font-style-asian="italic" style:font-style-complex="italic"/>
    </style:style>
    <style:style style:name="T9" style:family="text">
      <style:text-properties fo:font-style="italic" officeooo:rsid="0043574c" style:font-style-asian="italic" style:font-style-complex="italic"/>
    </style:style>
    <style:style style:name="T10" style:family="text">
      <style:text-properties fo:font-style="italic" style:text-underline-style="none" officeooo:rsid="009ad58d" style:font-style-asian="italic" style:font-style-complex="italic"/>
    </style:style>
    <style:style style:name="T11" style:family="text">
      <style:text-properties officeooo:rsid="001679fa"/>
    </style:style>
    <style:style style:name="T12" style:family="text">
      <style:text-properties officeooo:rsid="0021588d"/>
    </style:style>
    <style:style style:name="T13" style:family="text">
      <style:text-properties style:font-name="Courier 10 Pitch"/>
    </style:style>
    <style:style style:name="T14" style:family="text">
      <style:text-properties style:font-name="Courier 10 Pitch" officeooo:rsid="001679fa"/>
    </style:style>
    <style:style style:name="T15" style:family="text">
      <style:text-properties style:font-name="Courier 10 Pitch" officeooo:rsid="005011a1"/>
    </style:style>
    <style:style style:name="T16" style:family="text">
      <style:text-properties officeooo:rsid="00381bf5"/>
    </style:style>
    <style:style style:name="T17" style:family="text">
      <style:text-properties officeooo:rsid="0038800e"/>
    </style:style>
    <style:style style:name="T18" style:family="text">
      <style:text-properties officeooo:rsid="00423ada"/>
    </style:style>
    <style:style style:name="T19" style:family="text">
      <style:text-properties officeooo:rsid="0016d7fc"/>
    </style:style>
    <style:style style:name="T20" style:family="text">
      <style:text-properties officeooo:rsid="0043574c"/>
    </style:style>
    <style:style style:name="T21" style:family="text">
      <style:text-properties officeooo:rsid="00447560"/>
    </style:style>
    <style:style style:name="T22" style:family="text">
      <style:text-properties officeooo:rsid="00468c6b"/>
    </style:style>
    <style:style style:name="T23" style:family="text">
      <style:text-properties officeooo:rsid="00472789"/>
    </style:style>
    <style:style style:name="T24" style:family="text">
      <style:text-properties officeooo:rsid="0056f1da"/>
    </style:style>
    <style:style style:name="T25" style:family="text">
      <style:text-properties officeooo:rsid="005a0a0b"/>
    </style:style>
    <style:style style:name="T26" style:family="text">
      <style:text-properties officeooo:rsid="00728d91"/>
    </style:style>
    <style:style style:name="T27" style:family="text">
      <style:text-properties officeooo:rsid="0074ca2c"/>
    </style:style>
    <style:style style:name="T28" style:family="text">
      <style:text-properties officeooo:rsid="0075d4ef"/>
    </style:style>
    <style:style style:name="T29" style:family="text">
      <style:text-properties officeooo:rsid="00202ea4"/>
    </style:style>
    <style:style style:name="T30" style:family="text">
      <style:text-properties officeooo:rsid="00318aac"/>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font-name="Ubuntu Mono"/>
    </style:style>
    <style:style style:name="T34" style:family="text">
      <style:text-properties style:font-name="Ubuntu Mono" officeooo:rsid="007d6552"/>
    </style:style>
    <style:style style:name="T35" style:family="text">
      <style:text-properties style:font-name="Ubuntu Mono" officeooo:rsid="0085338d"/>
    </style:style>
    <style:style style:name="T36" style:family="text">
      <style:text-properties style:font-name="Ubuntu Mono" officeooo:rsid="008a4292"/>
    </style:style>
    <style:style style:name="T37" style:family="text">
      <style:text-properties officeooo:rsid="007faacf"/>
    </style:style>
    <style:style style:name="T38" style:family="text">
      <style:text-properties officeooo:rsid="00473239"/>
    </style:style>
    <style:style style:name="T39" style:family="text">
      <style:text-properties officeooo:rsid="0080a78b"/>
    </style:style>
    <style:style style:name="T40" style:family="text">
      <style:text-properties officeooo:rsid="00398e54"/>
    </style:style>
    <style:style style:name="T41" style:family="text">
      <style:text-properties officeooo:rsid="0080dd64"/>
    </style:style>
    <style:style style:name="T42" style:family="text">
      <style:text-properties officeooo:rsid="004e362b"/>
    </style:style>
    <style:style style:name="T43" style:family="text">
      <style:text-properties officeooo:rsid="0050211c"/>
    </style:style>
    <style:style style:name="T44" style:family="text">
      <style:text-properties officeooo:rsid="005011a1"/>
    </style:style>
    <style:style style:name="T45" style:family="text">
      <style:text-properties officeooo:rsid="008a4292"/>
    </style:style>
    <style:style style:name="T46" style:family="text">
      <style:text-properties officeooo:rsid="005e1903"/>
    </style:style>
    <style:style style:name="T47" style:family="text">
      <style:text-properties style:font-name="Liberation Mono"/>
    </style:style>
    <style:style style:name="T48" style:family="text">
      <style:text-properties style:font-name="Liberation Mono" officeooo:rsid="001679fa"/>
    </style:style>
    <style:style style:name="T49" style:family="text">
      <style:text-properties style:font-name="Liberation Mono" officeooo:rsid="00447560"/>
    </style:style>
    <style:style style:name="T50" style:family="text">
      <style:text-properties style:font-name="Liberation Mono" officeooo:rsid="00202ea4"/>
    </style:style>
    <style:style style:name="T51" style:family="text">
      <style:text-properties fo:color="#2c3e50" fo:font-weight="bold" style:font-weight-asian="bold" style:font-weight-complex="bold"/>
    </style:style>
    <style:style style:name="T52" style:family="text">
      <style:text-properties officeooo:rsid="009ad58d"/>
    </style:style>
    <style:style style:name="T53" style:family="text">
      <style:text-properties fo:color="#008000" style:font-name="Liberation Mono" fo:font-size="10pt" style:font-size-asian="10pt" style:font-size-complex="10pt"/>
    </style:style>
    <style:style style:name="T54" style:family="text">
      <style:text-properties fo:color="#000000" style:font-name="Liberation Mono" fo:font-size="10pt" style:font-size-asian="10pt" style:font-size-complex="10pt"/>
    </style:style>
    <style:style style:name="T55" style:family="text">
      <style:text-properties fo:color="#666666" style:font-name="Liberation Mono" fo:font-size="10pt" style:font-size-asian="10pt" style:font-size-complex="10pt"/>
    </style:style>
    <style:style style:name="T56" style:family="text">
      <style:text-properties fo:color="#ba2121" style:font-name="Liberation Mono" fo:font-size="10pt" style:font-size-asian="10pt" style:font-size-complex="10pt"/>
    </style:style>
    <style:style style:name="T57" style:family="text">
      <style:text-properties fo:color="#aa22ff" style:font-name="Liberation Mono" fo:font-size="10pt" style:font-size-asian="10pt" style:font-size-complex="10pt"/>
    </style:style>
    <style:style style:name="T58" style:family="text">
      <style:text-properties fo:color="#0000ff" style:font-name="Liberation Mono" fo:font-size="10pt" style:font-size-asian="10pt" style:font-size-complex="10pt"/>
    </style:style>
    <style:style style:name="T59" style:family="text">
      <style:text-properties fo:color="#408080" style:font-name="Liberation Mono" fo:font-size="10pt" style:font-size-asian="10pt" style:font-size-complex="10pt"/>
    </style:style>
    <style:style style:name="T60" style:family="text">
      <style:text-properties fo:color="#000000" style:font-name="Ubuntu Mono" fo:font-size="10pt" style:font-size-asian="10pt" style:font-size-complex="10pt"/>
    </style:style>
    <style:style style:name="T61" style:family="text">
      <style:text-properties fo:color="#666666" style:font-name="Ubuntu Mono" fo:font-size="10pt" style:font-size-asian="10pt" style:font-size-complex="10pt"/>
    </style:style>
    <style:style style:name="T62" style:family="text">
      <style:text-properties fo:color="#008000" style:font-name="Ubuntu Mono"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0.402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3.61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0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1.20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3.20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67"><text:tab/><text:span text:style-name="T51">Symfonia – Anleitung</text:span></text:p>
      <text:p text:style-name="P68"><text:tab/>Das Nachschlagewerk für den neuen Anwender</text:p>
      <text:p text:style-name="P69"><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1">Inhaltsverzeichnis</text:p>
          </text:index-title>
          <text:p text:style-name="P86"><text:a xlink:type="simple" xlink:href="#__RefHeading___Toc17_1048489542" text:style-name="Index_20_Link" text:visited-style-name="Index_20_Link">1 <text:s/>Vorwort<text:tab/>3</text:a></text:p>
          <text:p text:style-name="P71"><text:a xlink:type="simple" xlink:href="#__RefHeading___Toc898_1080811754" text:style-name="Index_20_Link" text:visited-style-name="Index_20_Link">Dieses seltsamen 3 Buchstaben<text:tab/>3</text:a></text:p>
          <text:p text:style-name="P86"><text:a xlink:type="simple" xlink:href="#__RefHeading___Toc19_1048489542" text:style-name="Index_20_Link" text:visited-style-name="Index_20_Link">2 <text:s/>Installation<text:tab/>4</text:a></text:p>
          <text:p text:style-name="P85"><text:a xlink:type="simple" xlink:href="#__RefHeading___Toc884_1080811754" text:style-name="Index_20_Link" text:visited-style-name="Index_20_Link">2.1 <text:s/>Das Archiv<text:tab/>4</text:a></text:p>
          <text:p text:style-name="P85"><text:a xlink:type="simple" xlink:href="#__RefHeading___Toc21_1048489542" text:style-name="Index_20_Link" text:visited-style-name="Index_20_Link">2.2 <text:s/>Varianten der Bibliothek<text:tab/>4</text:a></text:p>
          <text:p text:style-name="P85"><text:a xlink:type="simple" xlink:href="#__RefHeading___Toc23_1048489542" text:style-name="Index_20_Link" text:visited-style-name="Index_20_Link">2.3 <text:s/>Die Mapskripte<text:tab/>4</text:a></text:p>
          <text:p text:style-name="P86"><text:a xlink:type="simple" xlink:href="#__RefHeading___Toc1255_258710214" text:style-name="Index_20_Link" text:visited-style-name="Index_20_Link">3 <text:s/>Erste Schritte bei der Verwendung<text:tab/>5</text:a></text:p>
          <text:p text:style-name="P85"><text:a xlink:type="simple" xlink:href="#__RefHeading___Toc25_1048489542" text:style-name="Index_20_Link" text:visited-style-name="Index_20_Link">3.1 <text:s/>DEBUG aktivieren<text:tab/>5</text:a></text:p>
          <text:p text:style-name="P85"><text:a xlink:type="simple" xlink:href="#__RefHeading___Toc1239_2158828593" text:style-name="Index_20_Link" text:visited-style-name="Index_20_Link">3.2 <text:s/>Namenskonvention für Quests<text:tab/>6</text:a></text:p>
          <text:p text:style-name="P85"><text:a xlink:type="simple" xlink:href="#__RefHeading___Toc2054_1731940960" text:style-name="Index_20_Link" text:visited-style-name="Index_20_Link">3.3 <text:s/>Schnelles Testen<text:tab/>6</text:a></text:p>
          <text:p text:style-name="P86"><text:a xlink:type="simple" xlink:href="#__RefHeading___Toc2107_1731940960" text:style-name="Index_20_Link" text:visited-style-name="Index_20_Link">4 <text:s/>Grundlagen des Skripten<text:tab/>7</text:a></text:p>
          <text:p text:style-name="P85"><text:a xlink:type="simple" xlink:href="#__RefHeading___Toc2109_1731940960" text:style-name="Index_20_Link" text:visited-style-name="Index_20_Link">4.1 <text:s/>DEBUG im Skript aktivieren<text:tab/>7</text:a></text:p>
          <text:p text:style-name="P85"><text:a xlink:type="simple" xlink:href="#__RefHeading___Toc2111_1731940960" text:style-name="Index_20_Link" text:visited-style-name="Index_20_Link">4.2 <text:s/>Behavior selber schreiben<text:tab/>7</text:a></text:p>
          <text:p text:style-name="P84"><text:a xlink:type="simple" xlink:href="#__RefHeading___Toc2113_1731940960" text:style-name="Index_20_Link" text:visited-style-name="Index_20_Link">4.2.1 <text:s/>Ein Goal schreiben<text:tab/>7</text:a></text:p>
          <text:p text:style-name="P84"><text:a xlink:type="simple" xlink:href="#__RefHeading___Toc2115_1731940960" text:style-name="Index_20_Link" text:visited-style-name="Index_20_Link">4.2.2 <text:s/>Einen Trigger schreiben<text:tab/>8</text:a></text:p>
          <text:p text:style-name="P84"><text:a xlink:type="simple" xlink:href="#__RefHeading___Toc2117_1731940960" text:style-name="Index_20_Link" text:visited-style-name="Index_20_Link">4.2.3 <text:s/>Ein Reprisal/Reward schreiben<text:tab/>8</text:a></text:p>
          <text:p text:style-name="P85"><text:a xlink:type="simple" xlink:href="#__RefHeading___Toc2119_1731940960" text:style-name="Index_20_Link" text:visited-style-name="Index_20_Link">4.3 <text:s/>Aufträge in das Skript verlagern<text:tab/>8</text:a></text:p>
          <text:p text:style-name="P84"><text:a xlink:type="simple" xlink:href="#__RefHeading___Toc2121_1731940960" text:style-name="Index_20_Link" text:visited-style-name="Index_20_Link">4.3.1 <text:s/>Angaben für einen Auftrag<text:tab/>9</text:a></text:p>
          <text:p text:style-name="P85"><text:a xlink:type="simple" xlink:href="#__RefHeading___Toc2123_1731940960" text:style-name="Index_20_Link" text:visited-style-name="Index_20_Link">4.4 <text:s/>Interaktive Objekte<text:tab/>9</text:a></text:p>
          <text:p text:style-name="P85"><text:a xlink:type="simple" xlink:href="#__RefHeading___Toc2147_1731940960" text:style-name="Index_20_Link" text:visited-style-name="Index_20_Link">4.5 <text:s/>Interaktive Siedler<text:tab/>10</text:a></text:p>
          <text:p text:style-name="P85"><text:a xlink:type="simple" xlink:href="#__RefHeading___Toc2200_1731940960" text:style-name="Index_20_Link" text:visited-style-name="Index_20_Link">4.6 <text:s/>Briefing<text:tab/>11</text:a></text:p>
          <text:p text:style-name="P84"><text:a xlink:type="simple" xlink:href="#__RefHeading___Toc2202_1731940960" text:style-name="Index_20_Link" text:visited-style-name="Index_20_Link">4.6.1 <text:s/>Grundlagen von Briefings<text:tab/>11</text:a></text:p>
          <text:p text:style-name="P86"><text:a xlink:type="simple" xlink:href="#__RefHeading___Toc2204_1731940960" text:style-name="Index_20_Link" text:visited-style-name="Index_20_Link">5 <text:s/>Das Burglager<text:tab/>12</text:a></text:p>
        </text:index-body>
      </text:table-of-content>
      <text:p text:style-name="P2"/>
      <text:h text:style-name="P80" text:outline-level="1"><text:bookmark-start text:name="__RefHeading___Toc17_1048489542"/>Vorwort<text:bookmark-end text:name="__RefHeading___Toc17_1048489542"/></text:h>
      <text:p text:style-name="P6">Symfonia, oder auch QSB<text:span text:style-name="T25">++</text:span>, hat <text:span text:style-name="T16">es sich zum</text:span> Ziel <text:span text:style-name="T16">gesetzt, </text:span>das Leben des Mappers zu erleichtern. <text:span text:style-name="T18">Viele bekannte und geschätzte Standardfunktionen befinden sich bereits in der QSB und müssen nicht mehr in die eigenen Skripte kopiert werden.</text:span> <text:span text:style-name="T18">U</text:span>m in den Genuss der Vorzüge dieses <text:span text:style-name="T18">Rahmenwerkes (englisch: </text:span>Framework<text:note text:id="ftn1" text:note-class="footnote"><text:note-citation>1</text:note-citation><text:note-body><text:p text:style-name="P38">Framework: ist ein Programmiergerüst, welches vereinfacht und dem Anwender Vorteile gegenüber der nativen Möglichkeiten einer Umgebung bietet, <text:span text:style-name="T12">in der er sich bewegt</text:span>.</text:p></text:note-body></text:note><text:span text:style-name="T18">)</text:span> zu kommen, <text:span text:style-name="T18">muss man sich an einige </text:span><text:span text:style-name="T8">wenige</text:span><text:span text:style-name="T18">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4">m</text:span> aus den eigenen Maps etwas <text:span text:style-name="T24">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9"> werde ich die wichtigsten Dinge erklären, die Du benötigst um Symfonia zu nutzen. Ich werde auf die speziellen Funktionalitäten eingehen, angefangen bei der Installation und den ersten Schritten zur Verwendung bis hin zu einigen speziellen Features.</text:span></text:p>
      <text:h text:style-name="Heading_20_4" text:outline-level="4"><text:bookmark-start text:name="__RefHeading___Toc898_1080811754"/>Dieses seltsamen 3 Buchstaben<text:bookmark-end text:name="__RefHeading___Toc898_1080811754"/></text:h>
      <text:p text:style-name="P12">Symfonia führt ein neues Konzept ein. Es gibt Funktionen, die für den Gebrauch durch den Benutzer gedacht sind. Sie bieten komfortabel<text:span text:style-name="T24">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7">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7" text:outline-level="1"><text:bookmark-start text:name="__RefHeading___Toc19_1048489542"/><text:soft-page-break/>Installation<text:bookmark-end text:name="__RefHeading___Toc19_1048489542"/></text:h>
      <text:h text:style-name="P72"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2">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73" text:outline-level="2"><text:bookmark-start text:name="__RefHeading___Toc21_1048489542"/>Varianten der Bibliothek<text:bookmark-end text:name="__RefHeading___Toc21_1048489542"/></text:h>
      <text:p text:style-name="P5">Sobald <text:span text:style-name="T17">D</text:span>u eine neue Map erstellt hast, muss die QSB in die Map <text:span text:style-name="T7">importiert</text:span> werden. <text:span text:style-name="T20">Dazu öffnest Du den Mapeditor und wählst </text:span><text:span text:style-name="T9">Datei &gt; Questbibliothek importieren</text:span><text:span text:style-name="T20">. Nun ist Konzentration gefragt! Navigiere in den Ordner, den Du zuvor entpackt hast, und wähle die Bibliothek aus. Die Bibliothek ist die riesengroße Textdatei mit dem Namen „questsystembehavior“.</text:span></text:p>
      <text:p text:style-name="P5">Ein Release kommt mit <text:span text:style-name="T7">zwei</text:span> Versionen der QSB, die sich <text:span text:style-name="T11">nur</text:span> in einem Punkt unterscheiden: de<text:span text:style-name="T17">r Dateigröße</text:span>. <text:span text:style-name="T20">Alles andere ist von der ersten bis zur letzten Funktion identisch!</text:span></text:p>
      <text:p text:style-name="P4">Sobald <text:span text:style-name="T17">D</text:span>u in den Release-Ordner gegangen bist, wirst Du zwei verschiedene Dateien vorfinden: <text:span text:style-name="T47">questsystembehavior.lua</text:span> und <text:span text:style-name="T47">questsystembehavior_min.lua</text:span><text:span text:style-name="T2">. </text:span></text:p>
      <text:p text:style-name="P35"><text:span text:style-name="T2">Die Datei </text:span><text:span text:style-name="T47">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5"><text:span text:style-name="T2">Die Datei </text:span><text:span text:style-name="T47">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11">Im Ordner </text:span><text:span text:style-name="T14">src</text:span><text:span text:style-name="T11"> befinden sich sich die Vorlagen </text:span><text:span text:style-name="T48">mapscript.lua</text:span><text:span text:style-name="T11"> und </text:span><text:span text:style-name="T48">localmapscript.lua</text:span><text:span text:style-name="T11">.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3">D</text:span>u den Expertenmodus aktivieren. Im Expertenmodus können die Kartenskripte importiert und exportiert werden. Bitte lasse <text:span text:style-name="T23">D</text:span>ich nicht von der Bezeichnung „<text:span text:style-name="T23">Expertenmodus“ </text:span>oder dem <text:span text:style-name="T26">unsinnigen </text:span>Warnhinweis abschrecken! Klar besteht die Möglichkeit viel falsch zu machen, aber dafür gibt es ja die QSB. Mit ihr reduziert sich das Risiko auf ein Minimum! Sobald die Kartenskripte importiert sind, kann es losgehen!</text:p>
      <text:h text:style-name="P78" text:outline-level="1"><text:bookmark-start text:name="__RefHeading___Toc1255_258710214"/>Erste Schritte bei der Verwendung<text:bookmark-end text:name="__RefHeading___Toc1255_258710214"/></text:h>
      <text:p text:style-name="P21">Die QSB kann wie gewöhnt mit dem Assistenten im Karteneditor verwendet werden. Alle Standardfunktionen stehen Dir zur Verfügung. <text:span text:style-name="T28">Die QSB kann natürlich noch mehr als nur Auftragsassistenten. Auf diese Dinge wird später eingegangen.</text:span></text:p>
      <text:p text:style-name="P19">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1">Bevor Du in den kreativen Schöpfungsprozess einsteigst, möchtest Du vielleicht den Debug</text:span><text:span text:style-name="T21"><text:note text:id="ftn3" text:note-class="footnote"><text:note-citation>3</text:note-citation><text:note-body><text:p text:style-name="P36">Debug: Kommt aus der Sprache der Software-Entwickler. Fehler werden aus Bugs (Käfer) bezeichnet. Fehler beseitigen bedeutet also Ungeziefer auszumerzen, das einem das Leben schwer macht. <text:span text:style-name="T23">Begebe dich auf Kakerla-kenjagt und lösche die Fehler alle aus!</text:span></text:p></text:note-body></text:note></text:span><text:span text:style-name="T21"> aktivieren, um Fehler schneller entdecken zu können. Im Debug-Mode können auch Cheats verwendet und Kommandos eingegeben werden. Der Debug wird aktiviert mit dem Behavior</text:span><text:span text:style-name="T21"><text:note text:id="ftn4" text:note-class="footnote"><text:note-citation>4</text:note-citation><text:note-body><text:p text:style-name="P40">Behavior: (eng. „Verhalten“) hier: Steuert, wie sich ein Quest verhält.</text:p></text:note-body></text:note></text:span><text:span text:style-name="T21"> </text:span><text:span text:style-name="T49">Reward_DEBUG</text:span><text:span text:style-name="T21">.</text:span></text:p>
      <text:p text:style-name="P17">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3">Option</text:p>
          </table:table-cell>
          <table:table-cell table:style-name="Tabelle1.B1" office:value-type="string">
            <text:p text:style-name="P43">Beschreibung</text:p>
          </table:table-cell>
        </table:table-row>
        <table:table-row>
          <table:table-cell table:style-name="Tabelle1.A2" office:value-type="string">
            <text:p text:style-name="P42">Quests zur Laufzeit prüfen</text:p>
          </table:table-cell>
          <table:table-cell table:style-name="Tabelle1.B2" office:value-type="string">
            <text:p text:style-name="P42">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2">Questverfolgung</text:p>
          </table:table-cell>
          <table:table-cell table:style-name="Tabelle1.B2" office:value-type="string">
            <text:p text:style-name="P42">Bei jeder Änderung des Status eines Auftrages wird eine Meldung auf dem Bildschirm angezeigt.</text:p>
          </table:table-cell>
        </table:table-row>
        <table:table-row>
          <table:table-cell table:style-name="Tabelle1.A2" office:value-type="string">
            <text:p text:style-name="P42">Cheats aktivieren</text:p>
          </table:table-cell>
          <table:table-cell table:style-name="Tabelle1.B2" office:value-type="string">
            <text:p text:style-name="P42">Aktiviert die altbekannten Cheats des Spiels. Für eine Liste der Cheats siehe die Dokumentation.</text:p>
          </table:table-cell>
        </table:table-row>
        <table:table-row>
          <table:table-cell table:style-name="Tabelle1.A2" office:value-type="string">
            <text:p text:style-name="P42">Eingabe aktivieren</text:p>
          </table:table-cell>
          <table:table-cell table:style-name="Tabelle1.B2" office:value-type="string">
            <text:p text:style-name="P42">Aktiviert eine Eingabeaufforderung mit einfachen Befehlen. Die Eingabe wird mit <text:span text:style-name="T13">SHIFT + ^</text:span> begonnen und mit <text:span text:style-name="T13">Enter</text:span> bestätigt. Für eine Liste der Befehle siehe die Dokumentation.</text:p>
          </table:table-cell>
        </table:table-row>
      </table:table>
      <text:p text:style-name="P48">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9">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74" text:outline-level="2"><text:bookmark-start text:name="__RefHeading___Toc1239_2158828593"/><text:soft-page-break/>Namenskonvention für Quests<text:bookmark-end text:name="__RefHeading___Toc1239_2158828593"/></text:h>
      <text:p text:style-name="P18">Eine Map ist nichts ohne eine Geschichte. In einem Spiel werden Geschichten durch Quests erzählt. Der Spieler muss Aufträge erledigen um die Handlung voranzutreiben. <text:span text:style-name="T27">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P70">K1Q1_Langvogt_werden<text:line-break/>K1Q2_Verlorene_Schafe_finden<text:line-break/>K1Q3_Belohnung_Schafe_gefunden<text:line-break/>K1Q4_Wolfsangrif<text:line-break/>...</text:p>
      <text:p text:style-name="P23">Der Editor wird die Aufträge entsprechend geordnet im Assistenten anzeigen. Du solltest Dich nicht nur auf Abschnitts- und Auftragsnummer verlassen! Eine kurze Zusammenfassung was in dem Quest passiert, erhöht die Übersichtlichkeit.</text:p>
      <text:p text:style-name="P24">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75" text:outline-level="2"><text:bookmark-start text:name="__RefHeading___Toc2054_1731940960"/>Schnelles Testen<text:bookmark-end text:name="__RefHeading___Toc2054_1731940960"/></text:h>
      <text:p text:style-name="P22">Nach <text:span text:style-name="T7">jeder</text:span> Änderung im Skript <text:span text:style-name="T23">müsste man eigentlich</text:span> das Spiel verlassen, den Editor starten und das Skript neu importieren. <text:span text:style-name="T23">Das</text:span> ist auf Dauer anstrengend und koste<text:span text:style-name="T29">t</text:span> viel Zeit! Daher bietet es sich für die Entwicklung an, das globale und lokale Skript auszulagern. Dazu wird ein Hilfsskript benötigt, das anstelle der eigentlichen Skripte in die Map importiert wird.</text:p>
      <text:p text:style-name="P47"><draw:frame text:anchor-type="paragraph" draw:z-index="0" draw:name="Form1" draw:style-name="gr1" draw:text-style-name="P89" svg:width="17.001cm" svg:height="2.606cm" svg:x="0cm" svg:y="-0.161cm"><draw:text-box><text:p><text:span text:style-name="T53">local</text:span><text:span text:style-name="T54"> PathToProject </text:span><text:span text:style-name="T55">=</text:span><text:span text:style-name="T54"> </text:span><text:span text:style-name="T56">"C:/MyProjects/MyMap"</text:span><text:span text:style-name="T54">;</text:span><text:span text:style-name="T54"><text:line-break/></text:span><text:span text:style-name="T53">if</text:span><text:span text:style-name="T54"> </text:span><text:span text:style-name="T57">not</text:span><text:span text:style-name="T54"> GUI </text:span><text:span text:style-name="T53">then</text:span><text:span text:style-name="T54"><text:line-break/></text:span><text:span text:style-name="T54"> <text:s text:c="3"/>Script.Load(PathToProject </text:span><text:span text:style-name="T55">..</text:span><text:span text:style-name="T54"> </text:span><text:span text:style-name="T56">"/mapscript.lua"</text:span><text:span text:style-name="T54">);</text:span><text:span text:style-name="T54"><text:line-break/></text:span><text:span text:style-name="T53">else</text:span><text:span text:style-name="T54"><text:line-break/></text:span><text:span text:style-name="T54"> <text:s text:c="3"/>Script.Load(PathToProject </text:span><text:span text:style-name="T55">..</text:span><text:span text:style-name="T54"> </text:span><text:span text:style-name="T56">"/localmapscript.lua"</text:span><text:span text:style-name="T54">);</text:span><text:span text:style-name="T54"><text:line-break/></text:span><text:span text:style-name="T53">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9">Environment: (eng. „Umgebung“) Bezeichnet einen für sich abgeschlossenen Bereich.</text:p></text:note-body></text:note></text:span><text:span text:style-name="T31"> befindet. Dadurch kannst Du während der Entwicklung viel Zeit sparen. Passe einfach den Pfad </text:span><text:span text:style-name="T50">PathToProject</text:span><text:span text:style-name="T29">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91" svg:width="17.001cm" svg:height="0.627cm" svg:x="0cm" svg:y="-0.21cm"><draw:text-box><text:p text:style-name="P90"><text:span text:style-name="T53">local</text:span><text:span text:style-name="T54"> PathToProject </text:span><text:span text:style-name="T55">=</text:span><text:span text:style-name="T54"> </text:span><text:span text:style-name="T56">"C:/Maps/Scripts/mf02_gutkirschenessenmitmanfred"</text:span><text:span text:style-name="T54">;</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7">Grundlagen des </text:span>Skript<text:span text:style-name="T37">en</text:span><text:bookmark-end text:name="__RefHeading___Toc2107_1731940960"/></text:h>
      <text:h text:style-name="P76" text:outline-level="2"><text:bookmark-start text:name="__RefHeading___Toc2109_1731940960"/>DEBUG im Skript aktivieren<text:bookmark-end text:name="__RefHeading___Toc2109_1731940960"/></text:h>
      <text:p text:style-name="P25">Genauso, wie der Debug im Auftragsassistent aktiviert werden kann, kannst Du ihn auch über einen Skriptbefehl aktivieren. Dazu genügt ein einfacher Aufruf in der <text:span text:style-name="T33">Mission_FirstMapAction</text:span>.</text:p>
      <text:p text:style-name="P25"><draw:frame text:anchor-type="paragraph" draw:z-index="2" draw:name="Form1" draw:style-name="gr3" draw:text-style-name="P91" svg:width="17.001cm" svg:height="0.604cm" svg:x="0cm" svg:y="-0.21cm"><draw:text-box><text:p text:style-name="P90"><text:span text:style-name="T54">API.ActivateDebugMode(</text:span><text:span text:style-name="T53">true</text:span><text:span text:style-name="T54">, </text:span><text:span text:style-name="T53">false</text:span><text:span text:style-name="T54">, </text:span><text:span text:style-name="T53">true</text:span><text:span text:style-name="T54">, </text:span><text:span text:style-name="T53">true</text:span><text:span text:style-name="T54">);</text:span></text:p></draw:text-box></draw:frame></text:p>
      <text:p text:style-name="P25">Die Parameter sind exakt die gleichen wie beim Behavior <text:span text:style-name="T33">Reward_DEBUG</text:span>.</text:p>
      <text:h text:style-name="Heading_20_2" text:outline-level="2"><text:bookmark-start text:name="__RefHeading___Toc2111_1731940960"/>Behavior selber schreiben<text:bookmark-end text:name="__RefHeading___Toc2111_1731940960"/></text:h>
      <text:p text:style-name="P26">Manchmal sind die Behavior, die die QSB bereitstellt, einfach nicht genug!</text:p>
      <text:p text:style-name="P26">In diesem Fall wirst Du in die Situation kommen, ein Behavior selbst schreiben zu müssen. Das ist überhaupt nicht schwer, wenn man sich dabei an ein paar Regeln hält.</text:p>
      <text:list xml:id="list1784936347" text:style-name="L1">
        <text:list-item>
          <text:p text:style-name="P87">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87">Ein Goal kann 3 Zustände haben: unbestimmt, erfüllt und fehlgeschlagen. Diese Zustände werden durch einen Wahrheitswert bestimmt, den das Goal zurückgeben muss. Dabei wird für erfüllt <text:span text:style-name="T33">true</text:span> zurückgegeben, für fehlgeschlagen <text:span text:style-name="T33">false</text:span> und für unbestimmt nichts.</text:p>
        </text:list-item>
        <text:list-item>
          <text:p text:style-name="P88">Ein Trigger hat 2 Zustände: ausgelöst und inaktiv. Diese Zustände werden ebenfalls durch Wahrheitswerte repräsentiert und müssen zurückgegeben werden. Um auszulösen muss <text:span text:style-name="T34">true</text:span> zurückgegeben werden. Für inaktiv entweder <text:span text:style-name="T34">false</text:span> oder einfach nichts.</text:p>
        </text:list-item>
        <text:list-item>
          <text:p text:style-name="P88">Ein Reprisal oder ein Reward sind simple Callbacks<text:note text:id="ftn6" text:note-class="footnote"><text:note-citation>6</text:note-citation><text:note-body><text:p text:style-name="P40">Callback: Funktion, die als Reaktion auf ein Ereignis aufgerufen wird.</text:p></text:note-body></text:note> und geben nichts zurück. Alle Statements<text:note text:id="ftn7" text:note-class="footnote"><text:note-citation>7</text:note-citation><text:note-body><text:p text:style-name="P40">Statement: Ein Befehl im Code</text:p></text:note-body></text:note> werden nacheinander ausgeführt ohne Fragen zu stellen.</text:p>
        </text:list-item>
      </text:list>
      <text:p text:style-name="P27">Wenn man diese Regeln beachtet, kann man ganz einfach eigene Behavior schreiben.</text:p>
      <text:h text:style-name="P82" text:outline-level="3"><text:bookmark-start text:name="__RefHeading___Toc2113_1731940960"/>Ein Goal schreiben<text:bookmark-end text:name="__RefHeading___Toc2113_1731940960"/></text:h>
      <text:p text:style-name="P27">Goals sind Ziele, die der Spieler erreichen muss.</text:p>
      <text:p text:style-name="P27"><draw:frame text:anchor-type="paragraph" draw:z-index="3" draw:name="Form1" draw:style-name="gr4" draw:text-style-name="P89" svg:width="17.001cm" svg:height="2.206cm" svg:x="0cm" svg:y="1.199cm"><draw:text-box><text:p><text:span text:style-name="T53">function</text:span><text:span text:style-name="T54"> </text:span><text:span text:style-name="T58">HausGebaut</text:span><text:span text:style-name="T54">()</text:span></text:p><text:p><text:span text:style-name="T54"><text:s text:c="4"/></text:span><text:span text:style-name="T53">if</text:span><text:span text:style-name="T54"> Logic.IsConstructionComplete(HAUS_ID) </text:span><text:span text:style-name="T55">==</text:span><text:span text:style-name="T54"> </text:span><text:span text:style-name="T55">1</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Ob ein Ziel erreicht ist, wird durch eine Fallunterscheidung<text:note text:id="ftn8" text:note-class="footnote"><text:note-citation>8</text:note-citation><text:note-body><text:p text:style-name="P41">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h text:style-name="Heading_20_3" text:outline-level="3"><text:bookmark-start text:name="__RefHeading___Toc2115_1731940960"/><text:soft-page-break/>Einen Trigger schreiben<text:bookmark-end text:name="__RefHeading___Toc2115_1731940960"/></text:h>
      <text:p text:style-name="P28">Ein Auslöser bestimmt, wenn ein Quest startet.</text:p>
      <text:p text:style-name="P28">Auch hier wird wieder eine Fallunterscheidung durchgeführt. Damit ein Quest startet, muss der Trigger <text:span text:style-name="T34">false</text:span> zurückgeben.</text:p>
      <text:h text:style-name="Heading_20_3" text:outline-level="3"><draw:frame text:anchor-type="paragraph" draw:z-index="4" draw:name="Form1" draw:style-name="gr4" draw:text-style-name="P89" svg:width="17.001cm" svg:height="2.206cm" svg:x="0cm" svg:y="-0.161cm"><draw:text-box><text:p><text:span text:style-name="T53">function</text:span><text:span text:style-name="T54"> </text:span><text:span text:style-name="T58">SollQuestGestartetWerden</text:span><text:span text:style-name="T54">()</text:span></text:p><text:p><text:span text:style-name="T54"><text:s text:c="4"/></text:span><text:span text:style-name="T53">if</text:span><text:span text:style-name="T54"> Logic.GetCurrentMonth() </text:span><text:span text:style-name="T55">==</text:span><text:span text:style-name="T54"> </text:span><text:span text:style-name="T55">10</text:span><text:span text:style-name="T54"> </text:span><text:span text:style-name="T57">and</text:span><text:span text:style-name="T54"> Logic.GetMonthSeconds() </text:span><text:span text:style-name="T55">&gt;</text:span><text:span text:style-name="T54"> </text:span><text:span text:style-name="T55">60</text:span><text:span text:style-name="T54"> </text:span><text:span text:style-name="T53">then</text:span><text:span text:style-name="T54"><text:line-break/></text:span><text:span text:style-name="T54"> <text:s text:c="7"/></text:span><text:span text:style-name="T53">return</text:span><text:span text:style-name="T54"> </text:span><text:span text:style-name="T53">true</text:span><text:span text:style-name="T54">;</text:span></text:p><text:p><text:span text:style-name="T54"><text:s text:c="4"/></text:span><text:span text:style-name="T53">end</text:span></text:p><text:p><text:span text:style-name="T53">end</text:span></text:p></draw:text-box></draw:frame><text:bookmark-start text:name="__RefHeading___Toc2117_1731940960"/>Ein Reprisal/Reward schreiben<text:bookmark-end text:name="__RefHeading___Toc2117_1731940960"/></text:h>
      <text:p text:style-name="P28">Ein Reprisal bzw. ein Reward sind Aktionen, die für Fehlschlag bzw. Erfolg ausgeführt werden. Hier müssen i.d.R. keine Fälle unterschieden werden.</text:p>
      <text:h text:style-name="Heading_20_2" text:outline-level="2"><draw:frame text:anchor-type="paragraph" draw:z-index="5" draw:name="Form1" draw:style-name="gr5" draw:text-style-name="P89" svg:width="17.001cm" svg:height="1.805cm" svg:x="0cm" svg:y="-0.161cm"><draw:text-box><text:p><text:span text:style-name="T53">function</text:span><text:span text:style-name="T54"> </text:span><text:span text:style-name="T58">SchiffBewegen</text:span><text:span text:style-name="T54">()</text:span><text:span text:style-name="T54"><text:line-break/></text:span><text:span text:style-name="T54"> <text:s text:c="3"/></text:span><text:span text:style-name="T53">local</text:span><text:span text:style-name="T54"> x, y, z </text:span><text:span text:style-name="T55">=</text:span><text:span text:style-name="T54"> Logic.EntityGetPos(GetID(</text:span><text:span text:style-name="T56">"destination"</text:span><text:span text:style-name="T54">));</text:span></text:p><text:p><text:span text:style-name="T54"><text:s text:c="4"/></text:span><text:span text:style-name="T54">Logic.MoveEntity(GetID(</text:span><text:span text:style-name="T56">"ship"</text:span><text:span text:style-name="T54">), x, y);</text:span></text:p><text:p><text:span text:style-name="T53">end</text:span></text:p></draw:text-box></draw:frame><text:bookmark-start text:name="__RefHeading___Toc2119_1731940960"/>Aufträge in das Skript verlagern<text:bookmark-end text:name="__RefHeading___Toc2119_1731940960"/></text:h>
      <text:p text:style-name="P29">Aufträge im Skript zu erzeugen, ist <text:span text:style-name="T39">kein Hexenwerk!</text:span> <text:span text:style-name="T39">Du kannst sogar</text:span> Parameter von Behavior <text:span text:style-name="T38">und Eigenschaften des Quests </text:span>weglassen. <text:span text:style-name="T39">Sie werden mit Standardwerten aufgefüllt!</text:span> Dies geht einher mit einer neuen Schreibweise.</text:p>
      <text:p text:style-name="P29">Ein Beispiel für die neue Schreibweise:</text:p>
      <text:p text:style-name="P30"><draw:frame text:anchor-type="paragraph" draw:z-index="6" draw:name="Form1" draw:style-name="gr6" draw:text-style-name="P89" svg:width="17.003cm" svg:height="3.82cm" svg:x="-0.002cm" svg:y="-0.161cm"><draw:text-box><text:p><text:span text:style-name="T53">local</text:span><text:span text:style-name="T54"> QuestName </text:span><text:span text:style-name="T55">=</text:span><text:span text:style-name="T54"> API.CreateQuest {</text:span><text:span text:style-name="T54"><text:line-break/></text:span><text:span text:style-name="T54"> <text:s text:c="3"/>Name <text:s text:c="7"/></text:span><text:span text:style-name="T55">=</text:span><text:span text:style-name="T54"> </text:span><text:span text:style-name="T56">"VisitCloister"</text:span><text:span text:style-name="T54">,</text:span><text:span text:style-name="T54"><text:line-break/></text:span><text:span text:style-name="T54"> <text:s text:c="3"/>Suggestion <text:s/></text:span><text:span text:style-name="T55">=</text:span><text:span text:style-name="T54"> </text:span><text:span text:style-name="T56">"Ich sollte die Mönchen des Klosters besuchen!"</text:span><text:span text:style-name="T54">,</text:span><text:span text:style-name="T54"><text:line-break/></text:span><text:span text:style-name="T54"> <text:s text:c="3"/>Success <text:s text:c="4"/></text:span><text:span text:style-name="T55">=</text:span><text:span text:style-name="T54"> </text:span><text:span text:style-name="T56">"Guten Tag, werter Herr!"</text:span><text:span text:style-name="T54">,</text:span><text:span text:style-name="T54"><text:line-break/></text:span><text:span text:style-name="T54"><text:line-break/></text:span><text:span text:style-name="T54"> <text:s text:c="3"/>Goal_DiscoverPlayer(</text:span><text:span text:style-name="T55">4</text:span><text:span text:style-name="T54">),</text:span><text:span text:style-name="T54"><text:line-break/></text:span><text:span text:style-name="T54"> <text:s text:c="3"/>Reward_Diplomacy(</text:span><text:span text:style-name="T55">1</text:span><text:span text:style-name="T54">, </text:span><text:span text:style-name="T55">4</text:span><text:span text:style-name="T54">, </text:span><text:span text:style-name="T56">"EstablishedContact"</text:span><text:span text:style-name="T54">),</text:span><text:span text:style-name="T54"><text:line-break/></text:span><text:span text:style-name="T54"> <text:s text:c="3"/>Trigger_OnQuestSuccess(</text:span><text:span text:style-name="T56">"SomeOtherQuest"</text:span><text:span text:style-name="T54">),</text:span><text:span text:style-name="T54"><text:line-break/></text:span><text:span text:style-name="T54">}</text:span></text:p></draw:text-box></draw:frame>Für den Namen des Quest gelten die gleichen Regeln wie im Auftragsassistent.</text:p>
      <text:p text:style-name="P30">Die Behavior werden als Funktionen geschrieben. Die Parameter, die Du zuvor von oben nach unten über die Maske eingegeben hast, werden jetzt von links nach rechts angegeben.</text:p>
      <text:p text:style-name="P30">Die Texte eines Quest können auch zweisprachig angegeben werden. Es wird Deutsch (de) und Englisch (en) unterstützt. Ich zeige es Dir am Beispiel der Startnachricht:</text:p>
      <text:p text:style-name="P30"><draw:frame text:anchor-type="paragraph" draw:z-index="7" draw:name="Form1" draw:style-name="gr5" draw:text-style-name="P89" svg:width="17.003cm" svg:height="1.805cm" svg:x="-0.002cm" svg:y="-0.161cm"><draw:text-box><text:p><text:span text:style-name="T54">Suggestion </text:span><text:span text:style-name="T55">=</text:span><text:span text:style-name="T54"> {</text:span><text:span text:style-name="T54"><text:line-break/></text:span><text:span text:style-name="T54"> <text:s text:c="3"/>de </text:span><text:span text:style-name="T55">=</text:span><text:span text:style-name="T54"> </text:span><text:span text:style-name="T56">"Ich sollte die Mönchen des Klosters besuchen!"</text:span><text:span text:style-name="T54">,</text:span><text:span text:style-name="T54"><text:line-break/></text:span><text:span text:style-name="T54"> <text:s text:c="3"/>en </text:span><text:span text:style-name="T55">=</text:span><text:span text:style-name="T54"> </text:span><text:span text:style-name="T56">"I should visit the monks of the monastery!"</text:span><text:span text:style-name="T54">,</text:span><text:span text:style-name="T54"><text:line-break/></text:span><text:span text:style-name="T54">},</text:span></text:p></draw:text-box></draw:frame>Dies gilt natürlich für alle angezeigten Texte eines Quests.</text:p>
      <text:h text:style-name="P83" text:outline-level="3"><text:bookmark-start text:name="__RefHeading___Toc2121_1731940960"/><text:soft-page-break/>Angaben für einen Auftrag<text:bookmark-end text:name="__RefHeading___Toc2121_1731940960"/></text:h>
      <text:p text:style-name="P31">Aufträge haben viele mögliche Angaben. Die Eigenschaften eines <text:span text:style-name="T40">Auftrags</text:span> werden als Felder bezeichnet. Eigenschaften sind z.B. der Name des Auftrags. <text:span text:style-name="T29">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4">Eigenschaft</text:p>
          </table:table-cell>
          <table:table-cell table:style-name="Tabelle2.B1" office:value-type="string">
            <text:p text:style-name="P44">Beschreibung</text:p>
          </table:table-cell>
        </table:table-row>
        <table:table-row>
          <table:table-cell table:style-name="Tabelle2.A2" office:value-type="string">
            <text:p text:style-name="P45">Name</text:p>
          </table:table-cell>
          <table:table-cell table:style-name="Tabelle2.B2" office:value-type="string">
            <text:p text:style-name="P46">Über den Namen werden die Quests verwaltet</text:p>
          </table:table-cell>
        </table:table-row>
        <table:table-row>
          <table:table-cell table:style-name="Tabelle2.A2" office:value-type="string">
            <text:p text:style-name="P45">Suggestion</text:p>
          </table:table-cell>
          <table:table-cell table:style-name="Tabelle2.B2" office:value-type="string">
            <text:p text:style-name="P45">Der Text des Sprechers zu Beginn des Auftrages</text:p>
          </table:table-cell>
        </table:table-row>
        <table:table-row>
          <table:table-cell table:style-name="Tabelle2.A2" office:value-type="string">
            <text:p text:style-name="P45">Success</text:p>
          </table:table-cell>
          <table:table-cell table:style-name="Tabelle2.B2" office:value-type="string">
            <text:p text:style-name="P45">Der Text des Sprechers bei erfolgreichem Abschluss</text:p>
          </table:table-cell>
        </table:table-row>
        <table:table-row>
          <table:table-cell table:style-name="Tabelle2.A2" office:value-type="string">
            <text:p text:style-name="P45">Failure</text:p>
          </table:table-cell>
          <table:table-cell table:style-name="Tabelle2.B2" office:value-type="string">
            <text:p text:style-name="P45">Der Text des Sprechers im Falle eines Fehlschlages</text:p>
          </table:table-cell>
        </table:table-row>
        <table:table-row>
          <table:table-cell table:style-name="Tabelle2.A2" office:value-type="string">
            <text:p text:style-name="P45">Description</text:p>
          </table:table-cell>
          <table:table-cell table:style-name="Tabelle2.B2" office:value-type="string">
            <text:p text:style-name="P45">Die Beschreibung für <text:span text:style-name="T30">b</text:span>enutzerdefinierte Auftragstypen</text:p>
          </table:table-cell>
        </table:table-row>
        <table:table-row>
          <table:table-cell table:style-name="Tabelle2.A2" office:value-type="string">
            <text:p text:style-name="P45">Visible</text:p>
          </table:table-cell>
          <table:table-cell table:style-name="Tabelle2.B2" office:value-type="string">
            <text:p text:style-name="P45">Erzwingt die Sichtbarkeit, wenn Suggestion nicht angegeben ist.</text:p>
          </table:table-cell>
        </table:table-row>
        <table:table-row>
          <table:table-cell table:style-name="Tabelle2.A2" office:value-type="string">
            <text:p text:style-name="P45">EndMessage</text:p>
          </table:table-cell>
          <table:table-cell table:style-name="Tabelle2.B2" office:value-type="string">
            <text:p text:style-name="P45">Erzwingt die Sichtbarkeit der Endnachricht.</text:p>
          </table:table-cell>
        </table:table-row>
        <table:table-row>
          <table:table-cell table:style-name="Tabelle2.A2" office:value-type="string">
            <text:p text:style-name="P45">Sender</text:p>
          </table:table-cell>
          <table:table-cell table:style-name="Tabelle2.B2" office:value-type="string">
            <text:p text:style-name="P45">ID des Auftraggeber<text:span text:style-name="T30">s</text:span></text:p>
          </table:table-cell>
        </table:table-row>
        <table:table-row>
          <table:table-cell table:style-name="Tabelle2.A2" office:value-type="string">
            <text:p text:style-name="P45">Receiver</text:p>
          </table:table-cell>
          <table:table-cell table:style-name="Tabelle2.B2" office:value-type="string">
            <text:p text:style-name="P45">ID des Auftragnehmer<text:span text:style-name="T30">s</text:span></text:p>
          </table:table-cell>
        </table:table-row>
        <table:table-row>
          <table:table-cell table:style-name="Tabelle2.A2" office:value-type="string">
            <text:p text:style-name="P45">Time</text:p>
          </table:table-cell>
          <table:table-cell table:style-name="Tabelle2.B2" office:value-type="string">
            <text:p text:style-name="P45">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50">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2"><draw:frame text:anchor-type="paragraph" draw:z-index="8" draw:name="Form1" draw:style-name="gr7" draw:text-style-name="P89" svg:width="17.003cm" svg:height="4.216cm" svg:x="-0.002cm" svg:y="-0.161cm"><draw:text-box><text:p><text:span text:style-name="T54">CreateObject {</text:span><text:span text:style-name="T54"><text:line-break/></text:span><text:span text:style-name="T54"> <text:s text:c="3"/>Name <text:s text:c="16"/></text:span><text:span text:style-name="T55">=</text:span><text:span text:style-name="T54"> </text:span><text:span text:style-name="T56">"trigger1"</text:span><text:span text:style-name="T54">,</text:span><text:span text:style-name="T54"><text:line-break/></text:span><text:span text:style-name="T54"> <text:s text:c="3"/>Title <text:s text:c="15"/></text:span><text:span text:style-name="T55">=</text:span><text:span text:style-name="T54"> </text:span><text:span text:style-name="T56">"Versteckter Schalter"</text:span><text:span text:style-name="T54">,</text:span><text:span text:style-name="T54"><text:line-break/></text:span><text:span text:style-name="T54"> <text:s text:c="3"/>ConditionUnfulfilled </text:span><text:span text:style-name="T55">=</text:span><text:span text:style-name="T54"> </text:span><text:span text:style-name="T56">"Dir fehlt der benötigte Schlüssel!"</text:span><text:span text:style-name="T54">,</text:span><text:span text:style-name="T54"><text:line-break/></text:span><text:span text:style-name="T54"> <text:s text:c="3"/>Condition <text:s text:c="11"/></text:span><text:span text:style-name="T55">=</text:span><text:span text:style-name="T54"> </text:span><text:span text:style-name="T53">function</text:span><text:span text:style-name="T54">(_Data)</text:span><text:span text:style-name="T54"><text:line-break/></text:span><text:span text:style-name="T54"> <text:s text:c="7"/></text:span><text:span text:style-name="T53">return</text:span><text:span text:style-name="T54"> HasFoundKey </text:span><text:span text:style-name="T55">==</text:span><text:span text:style-name="T54"> </text:span><text:span text:style-name="T53">true</text:span><text:span text:style-name="T54">;</text:span><text:span text:style-name="T54"><text:line-break/></text:span><text:span text:style-name="T54"> <text:s text:c="3"/></text:span><text:span text:style-name="T53">end</text:span><text:span text:style-name="T54">,</text:span><text:span text:style-name="T54"><text:line-break/></text:span><text:span text:style-name="T54"> <text:s text:c="3"/>Callback <text:s text:c="12"/></text:span><text:span text:style-name="T55">=</text:span><text:span text:style-name="T54"> </text:span><text:span text:style-name="T53">function</text:span><text:span text:style-name="T54">(_Data)</text:span><text:span text:style-name="T54"><text:line-break/></text:span><text:span text:style-name="T54"> <text:s text:c="3"/></text:span><text:span text:style-name="T53">end</text:span><text:span text:style-name="T54">,</text:span><text:span text:style-name="T54"><text:line-break/></text:span><text:span text:style-name="T54">};</text:span></text:p></draw:text-box></draw:frame>Diese Konfiguration ist ein Beispiel für ein versteckten Schalter, der aber erst aktiviert werden kann, wenn die Variable <text:span text:style-name="T47">HasFoundKey</text:span> gesetzt ist. Vorher bekommt der Spieler eine Meldung, dass er einen Schlüssel benötigt.</text:p>
      <text:p text:style-name="P52">Natürlich können interaktive Objekte auch Aktivierungskosten <text:span text:style-name="T41">und Belohnungen haben.</text:span></text:p>
      <text:p text:style-name="P53"><draw:frame text:anchor-type="paragraph" draw:z-index="9" draw:name="Form1" draw:style-name="gr1" draw:text-style-name="P89" svg:width="17.003cm" svg:height="2.606cm" svg:x="-0.002cm" svg:y="-0.161cm"><draw:text-box><text:p><text:span text:style-name="T54">CreateObject {</text:span><text:span text:style-name="T54"><text:line-break/></text:span><text:span text:style-name="T54"> <text:s text:c="3"/>Name <text:s text:c="2"/></text:span><text:span text:style-name="T55">=</text:span><text:span text:style-name="T54"> </text:span><text:span text:style-name="T56">"chest1"</text:span><text:span text:style-name="T54">,</text:span><text:span text:style-name="T54"><text:line-break/></text:span><text:span text:style-name="T54"> <text:s text:c="3"/>Title <text:s/></text:span><text:span text:style-name="T55">=</text:span><text:span text:style-name="T54"> </text:span><text:span text:style-name="T56">"Schatztruhe"</text:span><text:span text:style-name="T54">,</text:span><text:span text:style-name="T54"><text:line-break/></text:span><text:span text:style-name="T54"> <text:s text:c="3"/>Costs <text:s/></text:span><text:span text:style-name="T55">=</text:span><text:span text:style-name="T54"> {Goods.G_Iron, </text:span><text:span text:style-name="T55">1</text:span><text:span text:style-name="T54">, Goods.G_Gold, </text:span><text:span text:style-name="T55">50</text:span><text:span text:style-name="T54">},</text:span><text:span text:style-name="T54"><text:line-break/></text:span><text:span text:style-name="T54"> <text:s text:c="3"/>Reward </text:span><text:span text:style-name="T55">=</text:span><text:span text:style-name="T54"> {Goods.G_Gems, </text:span><text:span text:style-name="T55">300</text:span><text:span text:style-name="T54">},</text:span><text:span text:style-name="T54"><text:line-break/></text:span><text:span text:style-name="T54">};</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51">Nichtspieler-Charaktere (NPC) sind Siedler, die von einem Helden explizit angesprochen werden müssen, damit sie etwas auslösen. Du kannst sie Dir als lebende interaktive Objekte vorstellen. <text:span text:style-name="T52">Achte darauf, dass die Position des NPC erreichbar ist, er also </text:span><text:span text:style-name="T10">nicht</text:span><text:span text:style-name="T52"> im Blocking steht. </text:span>Ein NPC ist dadurch zu erkennen, dass er <text:span text:style-name="T42">auf der Spielwelt glitzert</text:span>.</text:p>
      <text:p text:style-name="P55"><draw:frame text:anchor-type="paragraph" draw:z-index="10" draw:name="Form1" draw:style-name="gr1" draw:text-style-name="P89" svg:width="17.003cm" svg:height="2.606cm" svg:x="-0.002cm" svg:y="-0.161cm"><draw:text-box><text:p><text:span text:style-name="T54">API.NpcCompose {</text:span><text:span text:style-name="T54"><text:line-break/></text:span><text:span text:style-name="T54"> <text:s text:c="3"/>Name <text:s text:c="4"/></text:span><text:span text:style-name="T55">=</text:span><text:span text:style-name="T54"> </text:span><text:span text:style-name="T56">"hakim"</text:span><text:span text:style-name="T54">,</text:span><text:span text:style-name="T54"><text:line-break/></text:span><text:span text:style-name="T54"> <text:s text:c="3"/>Callback </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Dies ist ein Beispiel für einen einfachen NPC.</text:p>
      <text:p text:style-name="P58">Wichtig ist, dass jeder Siedler nur eine dieser Konfigurationen haben kann. Wenn Du auf den gleichen Siedler einen anderen Aufruf von <text:span text:style-name="T35">API.NpcCompose</text:span> machst oder <text:span text:style-name="T35">Goal_NPC</text:span> auf ihn anwendest, wird die alte Konfiguration überschrieben. Skriptfuntionen werden dann nicht mehr gestartet und Quests, deren Goal <text:span text:style-name="T35">Goal_NPC</text:span> ist, funktionieren nicht mehr!</text:p>
      <text:p text:style-name="P58">Ebenfalls muss beachtet werden, dass der Siedler während er als NPC aktiv ist, weder seine Entity-ID noch seine Spielerzuordnung verändert. Sollte dies passieren, verliert der Siedler sein Flag, welches ihn als NPC kennzeichnet!</text:p>
      <text:p text:style-name="P54">Die Callback-Funktion des NPC kann eine völlig beliebige Aktion ausführen. Das reicht vom Anzeigen einer Nachricht bis zum Start eines Briefings. Bedenke, dass anders als bei <text:span text:style-name="T33">Goal_NPC</text:span>, ein über <text:span text:style-name="T33">API.NpcCompose</text:span> erzeugter NPC nicht mit dem Questsystem verbunden ist. Dies muss per Hand nachgeholt werden!</text:p>
      <text:p text:style-name="P54">Beispiel für einen Trigger:</text:p>
      <text:p text:style-name="P56"><draw:frame text:anchor-type="paragraph" draw:z-index="11" draw:name="Form1" draw:style-name="gr8" draw:text-style-name="P89" svg:width="17.003cm" svg:height="1.405cm" svg:x="-0.002cm" svg:y="-0.161cm"><draw:text-box><text:p><text:span text:style-name="T53">function</text:span><text:span text:style-name="T54"> </text:span><text:span text:style-name="T58">HatHakimGesprochen</text:span><text:span text:style-name="T54">()</text:span></text:p><text:p><text:span text:style-name="T54"><text:s text:c="4"/></text:span><text:span text:style-name="T53">return</text:span><text:span text:style-name="T54"> API.NpcHasSpoken(</text:span><text:span text:style-name="T56">"hakim"</text:span><text:span text:style-name="T54">) </text:span><text:span text:style-name="T55">==</text:span><text:span text:style-name="T54"> </text:span><text:span text:style-name="T53">true</text:span><text:span text:style-name="T54">;</text:span></text:p><text:p><text:span text:style-name="T53">end</text:span></text:p></draw:text-box></draw:frame>NPCs haben noch weitere Funktionalitäten. Du kannst einen Helden vorgeben, der den NPC ansprechen muss. <text:span text:style-name="T43">Diese Option ist allerdings nur sinnvoll, wenn der Spieler in Deiner Map mehr als <text:s/>einen Helden gleichzeitig steuert. Für die meisten Maps ist diese Angabe daher unnötig.</text:span></text:p>
      <text:p text:style-name="P57"><draw:frame text:anchor-type="paragraph" draw:z-index="12" draw:name="Form1" draw:style-name="gr9" draw:text-style-name="P89" svg:width="17.005cm" svg:height="3.407cm" svg:x="-0.002cm" svg:y="1.679cm"><draw:text-box><text:p><text:span text:style-name="T54">API.NpcCompose {</text:span><text:span text:style-name="T54"><text:line-break/></text:span><text:span text:style-name="T54"> <text:s text:c="3"/>Name <text:s text:c="12"/></text:span><text:span text:style-name="T55">=</text:span><text:span text:style-name="T54"> </text:span><text:span text:style-name="T56">"hakim"</text:span><text:span text:style-name="T54">,</text:span><text:span text:style-name="T54"><text:line-break/></text:span><text:span text:style-name="T54"> <text:s text:c="3"/>Hero <text:s text:c="12"/></text:span><text:span text:style-name="T55">=</text:span><text:span text:style-name="T54"> </text:span><text:span text:style-name="T56">"marcus"</text:span><text:span text:style-name="T54">,</text:span><text:span text:style-name="T54"><text:line-break/></text:span><text:span text:style-name="T54"> <text:s text:c="3"/>WrongHeroMessage </text:span><text:span text:style-name="T55">=</text:span><text:span text:style-name="T54"> </text:span><text:span text:style-name="T56">"Ich spreche nicht mit dir!"</text:span><text:span text:style-name="T54">,</text:span><text:span text:style-name="T54"><text:line-break/></text:span><text:span text:style-name="T54"> <text:s text:c="3"/>Callback <text:s text:c="8"/></text:span><text:span text:style-name="T55">=</text:span><text:span text:style-name="T54"> </text:span><text:span text:style-name="T53">function</text:span><text:span text:style-name="T54">(_Npc, _Hero)</text:span><text:span text:style-name="T54"><text:line-break/></text:span><text:span text:style-name="T54"> <text:s text:c="6"/></text:span><text:span text:style-name="T59">-- Hier kann was passieren</text:span><text:span text:style-name="T54"><text:line-break/></text:span><text:span text:style-name="T54"> <text:s text:c="3"/></text:span><text:span text:style-name="T53">end</text:span><text:span text:style-name="T54">,</text:span><text:span text:style-name="T54"><text:line-break/></text:span><text:span text:style-name="T54">}</text:span></text:p></draw:text-box></draw:frame>Wird der NPC nun mit einem Helden angesprochen, dessen Skriptname nicht <text:span text:style-name="T13">marcus</text:span> ist, <text:span text:style-name="T44">wird das Callback nicht ausgelöst und der Text von </text:span><text:span text:style-name="T15">WrongHeroMessage</text:span><text:span text:style-name="T44">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9">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9">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61">Ein Briefing besteht aus einer Abfolge von Seiten, die entweder automatisch weiter blättern oder explizit durch Button-Klick bestätige werden müssen. Jede Seite hat einen Titel, einen Text, eine Position und Kameraeinstellungen.</text:p>
      <text:p text:style-name="P62">Kameraeinstellungen können traditionell oder als Richtungsvektor angegeben werden.</text:p>
      <text:p text:style-name="P62"><draw:frame text:anchor-type="paragraph" draw:z-index="15" draw:name="Form1" draw:style-name="gr9" draw:text-style-name="P89" svg:width="17.003cm" svg:height="3.807cm" svg:x="-0.002cm" svg:y="-0.161cm"><draw:text-box><text:p><text:span text:style-name="T53">local</text:span><text:span text:style-name="T54"> Briefing </text:span><text:span text:style-name="T55">=</text:span><text:span text:style-name="T54"> {</text:span></text:p><text:p><text:span text:style-name="T54"><text:s text:c="4"/></text:span><text:span text:style-name="T54">HideBorderPins </text:span><text:span text:style-name="T55">=</text:span><text:span text:style-name="T54"> </text:span><text:span text:style-name="T53">true</text:span><text:span text:style-name="T54">, <text:s text:c="2"/></text:span><text:span text:style-name="T59">-- Grenzsteine verstecken</text:span></text:p><text:p><text:span text:style-name="T54"><text:s text:c="4"/></text:span><text:span text:style-name="T54">ShowSky </text:span><text:span text:style-name="T55">=</text:span><text:span text:style-name="T54"> </text:span><text:span text:style-name="T53">true</text:span><text:span text:style-name="T54">, <text:s text:c="9"/></text:span><text:span text:style-name="T59">-- Himmel anzeigen</text:span></text:p><text:p><text:span text:style-name="T54"><text:s text:c="4"/></text:span><text:span text:style-name="T54">RestoreGameSpeed </text:span><text:span text:style-name="T55">=</text:span><text:span text:style-name="T54"> </text:span><text:span text:style-name="T53">true</text:span><text:span text:style-name="T54">, </text:span><text:span text:style-name="T59">-- Spielgeschwindigkeit wiederherstellen</text:span></text:p><text:p><text:span text:style-name="T54"><text:s text:c="4"/></text:span><text:span text:style-name="T54">RestoreCamera </text:span><text:span text:style-name="T55">=</text:span><text:span text:style-name="T54"> </text:span><text:span text:style-name="T53">true</text:span><text:span text:style-name="T54">, <text:s text:c="3"/></text:span><text:span text:style-name="T59">-- Kameraposition wiederherstellen</text:span></text:p><text:p><text:span text:style-name="T54"><text:s text:c="4"/></text:span><text:span text:style-name="T54">SkippingAllowed </text:span><text:span text:style-name="T55">=</text:span><text:span text:style-name="T54"> </text:span><text:span text:style-name="T53">true</text:span><text:span text:style-name="T54">, <text:s/></text:span><text:span text:style-name="T59">-- Seiten überspringen erlauben</text:span></text:p><text:p><text:span text:style-name="T54"><text:s text:c="4"/></text:span><text:span text:style-name="T54">ReturnForbidden </text:span><text:span text:style-name="T55">=</text:span><text:span text:style-name="T54"> </text:span><text:span text:style-name="T53">true</text:span><text:span text:style-name="T54">, <text:s/></text:span><text:span text:style-name="T59">-- Zurückspringen ist deaktiviert</text:span></text:p><text:p><text:span text:style-name="T54">}</text:span></text:p><text:p><text:span text:style-name="T54">Local AP, ASP </text:span><text:span text:style-name="T55">=</text:span><text:span text:style-name="T54"> API.AddPages(Briefing);</text:span></text:p></draw:text-box></draw:frame>Mit diesem Block wird ein Briefing eingeleitet. Mit der Funktion <text:span text:style-name="T33">API.AddPages</text:span> werden die Funktionen zur Erzeugung von Seiten erzeugt und an das Briefung gebunden. Ohne diesen Block gibt es auch kein Briefing!</text:p>
      <text:p text:style-name="P62">Nachstehend werden die Seiten des Briefings definiert.</text:p>
      <text:p text:style-name="P60"><draw:frame text:anchor-type="paragraph" draw:z-index="13" draw:name="Form1" draw:style-name="gr9" draw:text-style-name="P89" svg:width="17.003cm" svg:height="3.407cm" svg:x="-0.002cm" svg:y="-0.161cm"><draw:text-box><text:p><text:span text:style-name="T54">AP {</text:span></text:p><text:p><text:span text:style-name="T54"><text:s text:c="4"/></text:span><text:span text:style-name="T54">Title <text:s text:c="7"/></text:span><text:span text:style-name="T55">=</text:span><text:span text:style-name="T54"> </text:span><text:span text:style-name="T56">"Titel der Seite"</text:span><text:span text:style-name="T54">,</text:span></text:p><text:p><text:span text:style-name="T54"><text:s text:c="4"/></text:span><text:span text:style-name="T54">Text <text:s text:c="8"/></text:span><text:span text:style-name="T55">=</text:span><text:span text:style-name="T54"> </text:span><text:span text:style-name="T56">"Text der Seite"</text:span><text:span text:style-name="T54">,</text:span></text:p><text:p><text:span text:style-name="T54"><text:s text:c="4"/></text:span><text:span text:style-name="T54">Position <text:s text:c="4"/></text:span><text:span text:style-name="T55">=</text:span><text:span text:style-name="T54"> </text:span><text:span text:style-name="T56">"pos1"</text:span><text:span text:style-name="T54">,</text:span></text:p><text:p><text:span text:style-name="T54"><text:s text:c="4"/></text:span><text:span text:style-name="T54">DialogCamera </text:span><text:span text:style-name="T55">=</text:span><text:span text:style-name="T54"> </text:span><text:span text:style-name="T53">true</text:span><text:span text:style-name="T54">,</text:span></text:p><text:p><text:span text:style-name="T54"><text:s text:c="4"/></text:span><text:span text:style-name="T54">Action <text:s text:c="6"/></text:span><text:span text:style-name="T55">=</text:span><text:span text:style-name="T54"> </text:span><text:span text:style-name="T53">function</text:span><text:span text:style-name="T54">(_Data)</text:span></text:p><text:p><text:span text:style-name="T54"><text:s text:c="4"/></text:span><text:span text:style-name="T53">end</text:span></text:p><text:p><text:span text:style-name="T54">}</text:span></text:p></draw:text-box></draw:frame>Hier siehst <text:span text:style-name="T45">ein einfaches Beispiel für eine Seite im Briefing. Die grundlegenden Angaben sind immer </text:span><text:span text:style-name="T36">Titel</text:span><text:span text:style-name="T45">, </text:span><text:span text:style-name="T36">Text</text:span><text:span text:style-name="T45"> und </text:span><text:span text:style-name="T36">Position</text:span><text:span text:style-name="T45">. Mittels </text:span><text:span text:style-name="T36">DialodCamera</text:span><text:span text:style-name="T45"> werden Defaults für </text:span><text:span text:style-name="T36">Angle</text:span><text:span text:style-name="T45">, </text:span><text:span text:style-name="T36">Rotation</text:span><text:span text:style-name="T45"> und </text:span><text:span text:style-name="T36">Zoom</text:span><text:span text:style-name="T45"> gesetzt. Wenn Du diese Felder separat setzt, überschreiben sie die Defaults. Mit der </text:span><text:span text:style-name="T36">Action</text:span><text:span text:style-name="T45"> kann eine beliebige Aktion ausgeführt werden, wenn die Seite angezeigt wird.</text:span></text:p>
      <text:p text:style-name="P63"><draw:frame text:anchor-type="paragraph" draw:z-index="14" draw:name="Form1" draw:style-name="gr10" draw:text-style-name="P91" svg:width="17.001cm" svg:height="0.604cm" svg:x="0cm" svg:y="-0.21cm"><draw:text-box><text:p text:style-name="P90"><text:span text:style-name="T54">ASP(</text:span><text:span text:style-name="T56">"pos1"</text:span><text:span text:style-name="T54">,</text:span><text:span text:style-name="T56">"Titel der Seite"</text:span><text:span text:style-name="T54">,</text:span><text:span text:style-name="T56">"Text der Seite"</text:span><text:span text:style-name="T54">, </text:span><text:span text:style-name="T53">true</text:span><text:span text:style-name="T54">, </text:span><text:span text:style-name="T53">function</text:span><text:span text:style-name="T54">(_Data) </text:span><text:span text:style-name="T53">end</text:span><text:span text:style-name="T54">);</text:span></text:p></draw:text-box></draw:frame>Die Funktion ASP bietet eine Vereinfachung, die dem obigen Beispiel von AP entspricht. Das ist vor allem dann Hilfreich, wenn Du viele Dialoge schreiben willst.</text:p>
      <text:p text:style-name="P62"><text:soft-page-break/>Anschließend werden die Methoden <text:span text:style-name="T33">Starting</text:span> und <text:span text:style-name="T33">Finished</text:span> definiert.</text:p>
      <text:p text:style-name="P64"><draw:frame text:anchor-type="paragraph" draw:z-index="16" draw:name="Form1" draw:style-name="gr11" draw:text-style-name="P91" svg:width="17.001cm" svg:height="1.805cm" svg:x="0cm" svg:y="0.064cm"><draw:text-box><text:p text:style-name="P90"><text:span text:style-name="T54">Briefing.Starting </text:span><text:span text:style-name="T55">=</text:span><text:span text:style-name="T54"> </text:span><text:span text:style-name="T53">function</text:span><text:span text:style-name="T54">(_Data)</text:span></text:p><text:p text:style-name="P90"><text:span text:style-name="T53">end</text:span></text:p><text:p text:style-name="P90"><text:span text:style-name="T54">Briefing.Finished </text:span><text:span text:style-name="T55">=</text:span><text:span text:style-name="T54"> </text:span><text:span text:style-name="T53">function</text:span><text:span text:style-name="T54">(_Data)</text:span></text:p><text:p text:style-name="P90"><text:span text:style-name="T53">end</text:span></text:p></draw:text-box></draw:frame>Die Methode <text:span text:style-name="T33">Starting</text:span> wird aufgerufen, bevor die erste Seite des Briefings angezeigt wird.</text:p>
      <text:p text:style-name="P64">Die Methode <text:span text:style-name="T33">Finished</text:span> wird aufgerufen, nachdem die letzte Seite verlassen wurde.</text:p>
      <text:p text:style-name="P65"><draw:frame text:anchor-type="paragraph" draw:z-index="17" draw:name="Form1" draw:style-name="gr12" draw:text-style-name="P91" svg:width="17.001cm" svg:height="0.627cm" svg:x="0cm" svg:y="-0.21cm"><draw:text-box><text:p text:style-name="P90"><text:span text:style-name="T53">return</text:span><text:span text:style-name="T54"> API.StartBriefing(Briefing);</text:span></text:p></draw:text-box></draw:frame>Dies ist die letzte Zeile des Briefings. Hier wird der Befehl zum Start des Briefings gegeben. Besonders wichtig ist das <text:span text:style-name="T33">return</text:span> davor. Nur wenn die Funktion, in der das Briefing steht, den Wert zurück gibt, kann das Briefing mit den entsprechenden Behavior an Quests gebunden werden.</text:p>
      <text:p text:style-name="P66">Für weitere Optionen für Seiten eines Briefings sieh Dir die Dokumentation von AP an.</text:p>
      <text:h text:style-name="P79" text:outline-level="1"><text:bookmark-start text:name="__RefHeading___Toc2204_1731940960"/>Das Burglager<text:bookmark-end text:name="__RefHeading___Toc2204_1731940960"/></text:h>
      <text:p text:style-name="P20"><text:span text:style-name="T46">In DIE SIEDLER - </text:span>Aufstieg eines Königreichs <text:span text:style-name="T46">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3">Das Burglager wird für den angegebenen Spieler initialisiert und kann sofort danach verwendet werden. Diese Funktion muss immer zuerst aufgerufen werden, bevor irgend etwas mit dem <text:span text:style-name="T6">Burgtlager gemacht wird.</text:span></text:p>
      <text:p text:style-name="P14"><draw:frame text:anchor-type="paragraph" draw:z-index="18" draw:name="Form1" draw:style-name="gr12" draw:text-style-name="P92" svg:width="17.001cm" svg:height="0.627cm" svg:x="0cm" svg:y="-0.21cm"><draw:text-box><text:p><text:span text:style-name="T60">API.CastleStoreCreate(</text:span><text:span text:style-name="T61">1</text:span><text:span text:style-name="T60">);</text:span></text:p></draw:text-box></draw:frame>Ein Burglager kann natürlich jeder Zeit wieder entfernt werden. Alle Waren im Burglager sind dann jedoch unwiederbringlich verloren.</text:p>
      <text:p text:style-name="P16"><draw:frame text:anchor-type="paragraph" draw:z-index="19" draw:name="Form1" draw:style-name="gr12" draw:text-style-name="P92" svg:width="17.001cm" svg:height="0.627cm" svg:x="0cm" svg:y="-0.21cm"><draw:text-box><text:p><text:span text:style-name="T60">API.CastleStoreDestroy(</text:span><text:span text:style-name="T61">1</text:span><text:span text:style-name="T60">);</text:span></text:p></draw:text-box></draw:frame>Dem Burglager können auch direkt Waren hinzugefügt oder daraus entfernt werden.</text:p>
      <text:p text:style-name="P15"><draw:frame text:anchor-type="paragraph" draw:z-index="20" draw:name="Form1" draw:style-name="gr13" draw:text-style-name="P93" svg:width="17.001cm" svg:height="1.054cm" svg:x="0cm" svg:y="-0.21cm"><draw:text-box><text:p><text:span text:style-name="T60">API.CastleStoreAddGood(</text:span><text:span text:style-name="T61">1</text:span><text:span text:style-name="T60">, Goods.G_Wool, </text:span><text:span text:style-name="T61">25</text:span><text:span text:style-name="T60">);</text:span><text:span text:style-name="T60"><text:line-break/></text:span><text:span text:style-name="T60">API.CastleStoreRemoveGood(</text:span><text:span text:style-name="T61">1</text:span><text:span text:style-name="T60">, Goods.G_Wool, </text:span><text:span text:style-name="T61">25</text:span><text:span text:style-name="T60">);</text:span></text:p></draw:text-box></draw:frame>Die Menge an Waren im Burglager können abgefragt werden.</text:p>
      <text:p text:style-name="P15"><draw:frame text:anchor-type="paragraph" draw:z-index="21" draw:name="Form1" draw:style-name="gr13" draw:text-style-name="P93" svg:width="17.001cm" svg:height="1.054cm" svg:x="0cm" svg:y="-0.21cm"><draw:text-box><text:p><text:span text:style-name="T62">local</text:span><text:span text:style-name="T60"> WoolAmount <text:s/></text:span><text:span text:style-name="T61">=</text:span><text:span text:style-name="T60"> API.CastleStoreGetGoodAmount(</text:span><text:span text:style-name="T61">1</text:span><text:span text:style-name="T60">, Goods.G_Wool);</text:span><text:span text:style-name="T60"><text:line-break/></text:span><text:span text:style-name="T62">local</text:span><text:span text:style-name="T60"> TotalAmount </text:span><text:span text:style-name="T61">=</text:span><text:span text:style-name="T60"> API.CastleStoreGetTotalAmount(</text:span><text:span text:style-name="T61">1</text:span><text:span text:style-name="T60">);</text:span></text:p></draw:text-box></draw:frame>Der voreingestellte Basiswert zur Berechnung des Lagerlimits kann geändert werden.</text:p>
      <text:p text:style-name="P34"><draw:frame text:anchor-type="paragraph" draw:z-index="22" draw:name="Form1" draw:style-name="gr12" draw:text-style-name="P92" svg:width="17.001cm" svg:height="0.627cm" svg:x="0cm" svg:y="-0.21cm"><draw:text-box><text:p><text:span text:style-name="T60">API.CastleStoreSetBaseCapacity(</text:span><text:span text:style-name="T61">1</text:span><text:span text:style-name="T60">, </text:span><text:span text:style-name="T61">150</text:span><text:span text:style-name="T6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FreeSans1" svg:font-family="FreeSans" style:font-family-generic="swiss"/>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fo:color="#2c3e5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writing-mode="page"/>
      <style:text-properties fo:color="#2c3e5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writing-mode="page"/>
      <style:text-properties fo:color="#2c3e50"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color="#2c3e5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3-14T18:34:25.442000000</dc:date>
    <meta:editing-duration>PT5H16M35S</meta:editing-duration>
    <meta:editing-cycles>92</meta:editing-cycles>
    <meta:generator>LibreOffice/5.4.5.1$Windows_X86_64 LibreOffice_project/79c9829dd5d8054ec39a82dc51cd9eff340dbee8</meta:generator>
    <meta:document-statistic meta:table-count="2" meta:image-count="0" meta:object-count="0" meta:page-count="12" meta:paragraph-count="171" meta:word-count="3020" meta:character-count="20755" meta:non-whitespace-character-count="17879"/>
  </office:meta>
</office:document-meta>
</file>